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8ad" officeooo:paragraph-rsid="0009e8ad"/>
    </style:style>
    <style:style style:name="P2" style:family="paragraph" style:parent-style-name="Standard">
      <style:text-properties officeooo:rsid="0025c5f4" officeooo:paragraph-rsid="0025c5f4"/>
    </style:style>
    <style:style style:name="P3" style:family="paragraph" style:parent-style-name="Standard">
      <style:text-properties officeooo:rsid="000af2c8" officeooo:paragraph-rsid="000af2c8"/>
    </style:style>
    <style:style style:name="P4" style:family="paragraph" style:parent-style-name="Standard">
      <style:text-properties officeooo:rsid="000ccfb8" officeooo:paragraph-rsid="000ccfb8"/>
    </style:style>
    <style:style style:name="P5" style:family="paragraph" style:parent-style-name="Standard">
      <style:text-properties officeooo:rsid="000d031f" officeooo:paragraph-rsid="000d031f"/>
    </style:style>
    <style:style style:name="P6" style:family="paragraph" style:parent-style-name="Standard">
      <style:text-properties officeooo:rsid="000e6a01" officeooo:paragraph-rsid="000e6a01"/>
    </style:style>
    <style:style style:name="P7" style:family="paragraph" style:parent-style-name="Standard">
      <style:text-properties officeooo:rsid="000fd031" officeooo:paragraph-rsid="000fd031"/>
    </style:style>
    <style:style style:name="P8" style:family="paragraph" style:parent-style-name="Standard">
      <style:text-properties officeooo:rsid="0012112c" officeooo:paragraph-rsid="0012112c"/>
    </style:style>
    <style:style style:name="P9" style:family="paragraph" style:parent-style-name="Standard">
      <style:text-properties officeooo:rsid="00169883" officeooo:paragraph-rsid="00169883"/>
    </style:style>
    <style:style style:name="P10" style:family="paragraph" style:parent-style-name="Standard">
      <style:text-properties officeooo:rsid="001ee6e3" officeooo:paragraph-rsid="001ee6e3"/>
    </style:style>
    <style:style style:name="P11" style:family="paragraph" style:parent-style-name="Standard">
      <style:text-properties officeooo:rsid="001ca08b" officeooo:paragraph-rsid="001ca08b"/>
    </style:style>
    <style:style style:name="P12" style:family="paragraph" style:parent-style-name="Standard">
      <style:text-properties officeooo:rsid="001f3b68" officeooo:paragraph-rsid="001f3b68"/>
    </style:style>
    <style:style style:name="P13" style:family="paragraph" style:parent-style-name="Standard">
      <style:text-properties officeooo:rsid="000fd031" officeooo:paragraph-rsid="00169883"/>
    </style:style>
    <style:style style:name="P14" style:family="paragraph" style:parent-style-name="Standard">
      <style:text-properties officeooo:rsid="002165a9" officeooo:paragraph-rsid="002165a9"/>
    </style:style>
    <style:style style:name="P15" style:family="paragraph" style:parent-style-name="Standard">
      <style:text-properties officeooo:rsid="0022f677" officeooo:paragraph-rsid="0022f677"/>
    </style:style>
    <style:style style:name="T1" style:family="text">
      <style:text-properties officeooo:rsid="00203e93"/>
    </style:style>
    <style:style style:name="T2" style:family="text">
      <style:text-properties officeooo:rsid="002028bf"/>
    </style:style>
    <style:style style:name="T3" style:family="text">
      <style:text-properties officeooo:rsid="00271232"/>
    </style:style>
    <style:style style:name="T4" style:family="text">
      <style:text-properties officeooo:rsid="0028a9c4"/>
    </style:style>
    <style:style style:name="T5" style:family="text">
      <style:text-properties officeooo:rsid="00110faa"/>
    </style:style>
    <style:style style:name="T6" style:family="text">
      <style:text-properties officeooo:rsid="001789fe"/>
    </style:style>
    <style:style style:name="T7" style:family="text">
      <style:text-properties officeooo:rsid="001799d8"/>
    </style:style>
    <style:style style:name="T8" style:family="text">
      <style:text-properties officeooo:rsid="001ee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A-Witchcraft-farming-project.</text:p>
      <text:p text:style-name="Standard"/>
      <text:p text:style-name="P1">S’est un jeu de farmer, style « Stardew Valley » ou « harvest moon », <text:span text:style-name="T1">Farlands</text:span><text:span text:style-name="T2">, animal crossing</text:span></text:p>
      <text:p text:style-name="P2">Avec des composant politique et magique --&gt; <text:span text:style-name="T3">potions</text:span></text:p>
      <text:p text:style-name="P3">l’iddée est que vous devais essailller de faire de l’argent pour voir toutes les amélloration que peuvent avoir les infracstutucre etc ... .</text:p>
      <text:p text:style-name="P4">Vous êtes un humain -non-magique <text:span text:style-name="T4">(en téorie)</text:span>, dans une petite communauté de magicien.</text:p>
      <text:p text:style-name="P4"/>
      <text:p text:style-name="P4"/>
      <text:p text:style-name="P5">Activté principale :</text:p>
      <text:p text:style-name="P5"/>
      <text:p text:style-name="P5">Il a de l’énergie, et une jounée, avec des heures qui passe.</text:p>
      <text:p text:style-name="P5"/>
      <text:p text:style-name="P5"/>
      <text:p text:style-name="P6">Mouvement en 4 direction, </text:p>
      <text:p text:style-name="P6"/>
      <text:p text:style-name="P7">chaque semaine dure 7 jour, <text:span text:style-name="T5">chaque mois contient 28 jours.</text:span></text:p>
      <text:p text:style-name="P7"/>
      <text:p text:style-name="P8">Times pass, depending on the zones you are, and the activities you are doing.</text:p>
      <text:p text:style-name="P8"/>
      <text:p text:style-name="P8"/>
      <text:p text:style-name="P9">You can <text:span text:style-name="T6">grow</text:span> up crops, and to make th <text:span text:style-name="T7">potions, magic wants etc ... .</text:span></text:p>
      <text:p text:style-name="P9"/>
      <text:p text:style-name="P10"><text:span text:style-name="T8">mini</text:span> jeux des potion averc des arbres qui pousse</text:p>
      <text:p text:style-name="P11"/>
      <text:p text:style-name="P11"/>
      <text:p text:style-name="P12">the player can move in 4 direction at a costant speed of constant of 1 tile per move.</text:p>
      <text:p text:style-name="P13"/>
      <text:p text:style-name="P14">Boute a utils, 10 cases</text:p>
      <text:p text:style-name="P14"/>
      <text:p text:style-name="P15">outils basique :</text:p>
      <text:p text:style-name="P15"/>
      <text:p text:style-name="P15">- hache</text:p>
      <text:p text:style-name="P15">- Houe</text:p>
      <text:p text:style-name="P15">- Arrosoir</text:p>
      <text:p text:style-name="P15">- Pioche</text:p>
      <text:p text:style-name="P15">- <text:s/>Faux</text:p>
      <text:p text:style-name="P3"/>
      <text:p text:style-name="P3"><text:a xlink:type="simple" xlink:href="https://www.spriters-resource.com/pc_computer/stardewvalley/" text:style-name="Internet_20_link" text:visited-style-name="Visited_20_Internet_20_Link">https://www.spriters-resource.com/pc_computer/stardewvalley/</text:a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6:31:32.580675399</meta:creation-date>
    <dc:date>2024-11-16T16:25:00.534001304</dc:date>
    <meta:editing-duration>PT3H41M55S</meta:editing-duration>
    <meta:editing-cycles>36</meta:editing-cycles>
    <meta:generator>LibreOffice/24.8.3.1$Linux_X86_64 LibreOffice_project/480$Build-1</meta:generator>
    <meta:document-statistic meta:table-count="0" meta:image-count="0" meta:object-count="0" meta:page-count="1" meta:paragraph-count="21" meta:word-count="168" meta:character-count="980" meta:non-whitespace-character-count="832"/>
  </office:meta>
</office:document-meta>
</file>